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0d5487" officeooo:paragraph-rsid="000d5487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53ccc" officeooo:paragraph-rsid="00186ad7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86ad7" officeooo:paragraph-rsid="00186ad7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19f81c" officeooo:paragraph-rsid="0019f81c"/>
    </style:style>
    <style:style style:name="P5" style:family="paragraph" style:parent-style-name="Standard">
      <style:paragraph-properties fo:text-align="justify" style:justify-single-word="false"/>
      <style:text-properties fo:font-size="8pt" style:text-underline-style="none" officeooo:rsid="0019fac5" officeooo:paragraph-rsid="001bbb28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c0d3e" officeooo:paragraph-rsid="000c0d3e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0d5487" officeooo:paragraph-rsid="001e8ed8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1e9b27" officeooo:paragraph-rsid="001f7cac"/>
    </style:style>
    <style:style style:name="T1" style:family="text">
      <style:text-properties officeooo:rsid="000d5487"/>
    </style:style>
    <style:style style:name="T2" style:family="text">
      <style:text-properties officeooo:rsid="000f3f6c"/>
    </style:style>
    <style:style style:name="T3" style:family="text">
      <style:text-properties officeooo:rsid="0010efc0"/>
    </style:style>
    <style:style style:name="T4" style:family="text">
      <style:text-properties officeooo:rsid="00110548"/>
    </style:style>
    <style:style style:name="T5" style:family="text">
      <style:text-properties officeooo:rsid="0011155d"/>
    </style:style>
    <style:style style:name="T6" style:family="text">
      <style:text-properties officeooo:rsid="001438c9"/>
    </style:style>
    <style:style style:name="T7" style:family="text">
      <style:text-properties officeooo:rsid="00148dc6"/>
    </style:style>
    <style:style style:name="T8" style:family="text">
      <style:text-properties officeooo:rsid="00172131"/>
    </style:style>
    <style:style style:name="T9" style:family="text">
      <style:text-properties officeooo:rsid="00174c6b"/>
    </style:style>
    <style:style style:name="T10" style:family="text">
      <style:text-properties officeooo:rsid="00187033"/>
    </style:style>
    <style:style style:name="T11" style:family="text">
      <style:text-properties officeooo:rsid="0019f81c"/>
    </style:style>
    <style:style style:name="T12" style:family="text">
      <style:text-properties officeooo:rsid="0019fac5"/>
    </style:style>
    <style:style style:name="T13" style:family="text">
      <style:text-properties officeooo:rsid="001bbb28"/>
    </style:style>
    <style:style style:name="T14" style:family="text">
      <style:text-properties officeooo:rsid="001d08b7"/>
    </style:style>
    <style:style style:name="T15" style:family="text">
      <style:text-properties officeooo:rsid="001e8ed8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1e9b27"/>
    </style:style>
    <style:style style:name="T18" style:family="text">
      <style:text-properties officeooo:rsid="001f7cac"/>
    </style:style>
    <style:style style:name="T19" style:family="text">
      <style:text-properties officeooo:rsid="001ff7b0"/>
    </style:style>
    <style:style style:name="T20" style:family="text">
      <style:text-properties officeooo:rsid="0020af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ienvenido a este programa de consulta <text:span text:style-name="T1">médica</text:span> del abdomen.</text:p>
      <text:p text:style-name="P6"/>
      <text:p text:style-name="P7">Cuando inicie el programa <text:span text:style-name="T15">el programa le preguntará varias preguntas a las que debe responder. </text:span><text:span text:style-name="T17">Una de ella será los antecedentes familiares.</text:span></text:p>
      <text:p text:style-name="P6"/>
      <text:p text:style-name="P8">Después, le preguntará <text:span text:style-name="T18">en que zona del abdomen le duel</text:span><text:span text:style-name="T19">e</text:span><text:span text:style-name="T18"> </text:span><text:span text:style-name="T3">y tendrá que elegir una por una las zonas numeradas de 1 al 9. </text:span><text:span text:style-name="T18">Si tiene dudas de cuales son las zonas, puede abrir la </text:span><text:span text:style-name="T5">fotografía</text:span><text:span text:style-name="T18"> que hay en la carpeta. </text:span><text:span text:style-name="T5">Pulse enter para </text:span><text:span text:style-name="T7">pasar a la siguiente parte del programa</text:span></text:p>
      <text:p text:style-name="P1"/>
      <text:p text:style-name="P2">El programa le preguntará qué síntomas tiene. <text:span text:style-name="T8">Cuando introduzca su respuesta le mostrará los síntomas que entendió de usted. Si no entendió </text:span><text:span text:style-name="T9">ningún síntoma le dará la opción de ver una lista con todos los síntomas posibles. </text:span><text:span text:style-name="T5">Pulse enter para </text:span><text:span text:style-name="T7">pasar a la siguiente parte del programa</text:span><text:span text:style-name="T6">.</text:span></text:p>
      <text:p text:style-name="P2"/>
      <text:p text:style-name="P3">Si el algoritmo calcula <text:span text:style-name="T10">que ninguna enfermedad se corresponde con suficiente porcentaje a los síntomas previamente introducidos le dará la opción de escoger </text:span><text:span text:style-name="T11">más síntomas para añadir.</text:span></text:p>
      <text:p text:style-name="P3"/>
      <text:p text:style-name="P4">Finalmente el programa le dará <text:span text:style-name="T12">una lista con porcentajes y sus correspondientes enfermedades. </text:span><text:span text:style-name="T20">Puede elegir ver una gráfica con ellas.</text:span></text:p>
      <text:p text:style-name="P4"/>
      <text:p text:style-name="P4"/>
      <text:p text:style-name="P5">Los creadores del programa no se responsabilizan de la incorrecta identificación de enfermedades y su consecuencia<text:span text:style-name="T13">s como, pero no exclusivo a: daños permanentes o muerte por tratamiento</text:span><text:span text:style-name="T14">s</text:span><text:span text:style-name="T13"> erróneo</text:span><text:span text:style-name="T14">s</text:span><text:span text:style-name="T13">, daños permanentes o muerte por identificación tardía de la enfermedad, sufrimiento </text:span><text:span text:style-name="T14">por tratamientos equivocados, más sufrimiento por el tardío tratamiento correcto, etc. Has sido avisa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6:08:59.059392807</meta:creation-date>
    <dc:date>2022-11-15T13:01:09.274243261</dc:date>
    <meta:editing-duration>PT38M33S</meta:editing-duration>
    <meta:editing-cycles>26</meta:editing-cycles>
    <meta:generator>LibreOffice/7.3.6.2$Linux_X86_64 LibreOffice_project/30$Build-2</meta:generator>
    <meta:document-statistic meta:table-count="0" meta:image-count="0" meta:object-count="0" meta:page-count="1" meta:paragraph-count="7" meta:word-count="229" meta:character-count="1441" meta:non-whitespace-character-count="1219"/>
  </office:meta>
</office:document-meta>
</file>